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 style:master-page-name="Standard">
      <style:table-properties style:width="18.664cm" fo:margin-left="-0.381cm" fo:margin-top="0cm" fo:margin-bottom="0cm" style:page-number="auto" table:align="left" style:writing-mode="lr-tb"/>
    </style:style>
    <style:style style:name="Tabella1.A" style:family="table-column">
      <style:table-column-properties style:column-width="8.07cm"/>
    </style:style>
    <style:style style:name="Tabella1.B" style:family="table-column">
      <style:table-column-properties style:column-width="5.826cm"/>
    </style:style>
    <style:style style:name="Tabella1.C" style:family="table-column">
      <style:table-column-properties style:column-width="4.766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middle" fo:padding="0.381cm" fo:border-left="none" fo:border-right="0.079cm solid #808080" fo:border-top="none" fo:border-bottom="0.079cm solid #808080"/>
    </style:style>
    <style:style style:name="Tabella1.B1" style:family="table-cell">
      <style:table-cell-properties style:vertical-align="middle" fo:padding="0.381cm" fo:border-left="0.079cm solid #808080" fo:border-right="none" fo:border-top="none" fo:border-bottom="0.079cm solid #808080"/>
    </style:style>
    <style:style style:name="Tabella1.A2" style:family="table-cell">
      <style:table-cell-properties style:vertical-align="middle" fo:padding="0.381cm" fo:border-left="none" fo:border-right="none" fo:border-top="0.079cm solid #808080" fo:border-bottom="none"/>
    </style:style>
    <style:style style:name="P1" style:family="paragraph" style:parent-style-name="Standard">
      <style:paragraph-properties fo:text-align="justify" style:justify-single-word="false" fo:break-before="pag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Normal_20__28_Web_29_">
      <style:paragraph-properties fo:margin-top="0cm" fo:margin-bottom="0cm" fo:background-color="#ffffff">
        <style:background-image/>
      </style:paragraph-properties>
    </style:style>
    <style:style style:name="P4" style:family="paragraph" style:parent-style-name="Normal_20__28_Web_29_">
      <style:paragraph-properties fo:margin-top="0cm" fo:margin-bottom="0cm" fo:background-color="#ffffff">
        <style:background-image/>
      </style:paragraph-properties>
      <style:text-properties fo:color="#373737" style:font-name="Helvetica" fo:font-size="11.5pt" style:font-size-asian="11.5pt" style:font-size-complex="11.5pt"/>
    </style:style>
    <style:style style:name="P5" style:family="paragraph" style:parent-style-name="Normal_20__28_Web_29_" style:master-page-name="Converted4">
      <style:paragraph-properties fo:margin-top="0cm" fo:margin-bottom="0cm" style:page-number="auto" fo:background-color="#ffffff">
        <style:background-image/>
      </style:paragraph-properties>
    </style:style>
    <style:style style:name="P6" style:family="paragraph" style:parent-style-name="Contents_20_1">
      <style:paragraph-properties>
        <style:tab-stops>
          <style:tab-stop style:position="17.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7.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7.9cm" style:type="right" style:leader-style="dotted" style:leader-text="."/>
        </style:tab-stops>
      </style:paragraph-properties>
    </style:style>
    <style:style style:name="T1" style:family="text">
      <style:text-properties style:font-name="Cambria" style:font-name-complex="F"/>
    </style:style>
    <style:style style:name="T2" style:family="text">
      <style:text-properties style:font-name="Cambria" fo:font-size="38pt" style:font-size-asian="38pt" style:font-name-complex="F" style:font-size-complex="38pt"/>
    </style:style>
    <style:style style:name="T3" style:family="text">
      <style:text-properties style:font-name="Cambria" fo:font-size="18pt" style:font-size-asian="18pt" style:font-name-complex="F" style:font-size-complex="18pt"/>
    </style:style>
    <style:style style:name="T4" style:family="text">
      <style:text-properties style:font-name="Cambria" fo:font-size="14pt" style:font-size-asian="14pt" style:font-name-complex="F" style:font-size-complex="14pt"/>
    </style:style>
    <style:style style:name="T5" style:family="text">
      <style:text-properties fo:color="#4f81bd" fo:font-size="100pt" style:font-size-asian="100pt" style:font-size-complex="100pt"/>
    </style:style>
    <style:style style:name="T6" style:family="text">
      <style:text-properties fo:color="#4f81bd" style:font-name="Cambria" fo:font-size="18pt" fo:font-weight="bold" style:font-size-asian="18pt" style:font-weight-asian="bold" style:font-name-complex="F" style:font-size-complex="18pt" style:font-weight-complex="bold"/>
    </style:style>
    <style:style style:name="T7" style:family="text">
      <style:text-properties fo:color="#373737" style:font-name="Helvetica" fo:font-size="11.5pt" style:font-size-asian="11.5pt" style:font-size-complex="11.5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No_20_Spacing"><text:span text:style-name="T2">G -Tronic Periodico di divulgazione culturale e scientifico <text:s/>n.1</text:span></text:p>
          </table:table-cell>
          <table:table-cell table:style-name="Tabella1.B1" table:number-columns-spanned="2" office:value-type="string">
            <text:p text:style-name="No_20_Spacing"><text:span text:style-name="T3">agosto 9</text:span></text:p>
            <text:p text:style-name="No_20_Spacing"><text:span text:style-name="T5">2019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No_20_Spacing">Bla bla</text:p>
          </table:table-cell>
          <table:covered-table-cell/>
          <table:table-cell table:style-name="Tabella1.A2" office:value-type="string">
            <text:p text:style-name="No_20_Spacing"><text:span text:style-name="T3">Sottotitolo per la rubrica</text:span></text:p>
          </table:table-cell>
        </table:table-row>
      </table:table>
      <text:p text:style-name="Standard"/>
      <text:p text:style-name="Standard"/>
      <text:p text:style-name="P1"/>
      <text:p text:style-name="Footer"/>
      <text:section text:style-name="Sect2" text:name="TextSection">
        <text:p text:style-name="Standard">Redazione</text:p>
        <text:p text:style-name="Standard">Tutti noi</text:p>
        <text:p text:style-name="Standard">Mi</text:p>
        <text:p text:style-name="Standard">Ti </text:p>
        <text:p text:style-name="Standard">Toni</text:p>
        <text:p text:style-name="Standard">Bepi</text:p>
        <text:p text:style-name="Standard">Checo</text:p>
        <text:p text:style-name="Standard">sommario</text:p>
        <text:p text:style-name="Standard"><text:bookmark text:name="_GoBack"/></text:p>
        <text:table-of-content text:style-name="Sect1" text:protected="true" text:name="Indice generale1">
          <text:table-of-content-source text:outline-level="3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6"><text:a xlink:type="simple" xlink:href="#__RefHeading__102_553910581">Titolo 1 <text:tab/>3</text:a></text:p>
            <text:p text:style-name="P7"><text:a xlink:type="simple" xlink:href="#__RefHeading__104_553910581">Sottotitolo1<text:tab/>3</text:a></text:p>
            <text:p text:style-name="P6"><text:a xlink:type="simple" xlink:href="#__RefHeading__106_553910581">Titolo2 <text:tab/>3</text:a></text:p>
            <text:p text:style-name="P7"><text:a xlink:type="simple" xlink:href="#__RefHeading__108_553910581">Sottotitolo2<text:tab/>3</text:a></text:p>
            <text:p text:style-name="P8"><text:a xlink:type="simple" xlink:href="#__RefHeading__110_553910581">Sottotitolo3<text:tab/>3</text:a></text:p>
          </text:index-body>
        </text:table-of-content>
      </text:section>
      <text:section text:style-name="Sect1" text:name="Sezione1"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</text:section>
      <text:p text:style-name="P5"><text:span text:style-name="T7">Descrizione del blocco FC1 che esegue l’acquisizione e la normalizzazione delle temperature </text:span></text:p>
      <text:p text:style-name="P4"/>
      <text:list xml:id="list1828707834097723728" text:style-name="Outline">
        <text:list-item>
          <text:h text:style-name="Heading_20_1" text:outline-level="1"><text:bookmark-start text:name="__RefHeading__102_553910581"/><text:bookmark-start text:name="_Toc16261738"/>Titolo 1<text:bookmark-end text:name="_Toc16261738"/> <text:bookmark-end text:name="__RefHeading__102_553910581"/></text:h>
        </text:list-item>
      </text:list>
      <text:p text:style-name="P4"/>
      <text:list xml:id="list28493501" text:continue-numbering="true" text:style-name="Outline">
        <text:list-item>
          <text:list>
            <text:list-item>
              <text:h text:style-name="Heading_20_2" text:outline-level="2"><text:bookmark-start text:name="__RefHeading__104_553910581"/><text:bookmark-start text:name="_Toc16261739"/>Sottotitolo1<text:bookmark-end text:name="__RefHeading__104_553910581"/><text:bookmark-end text:name="_Toc16261739"/></text:h>
            </text:list-item>
          </text:list>
        </text:list-item>
      </text:list>
      <text:p text:style-name="P3"><text:span text:style-name="T7">Testo1</text:span></text:p>
      <text:p text:style-name="P4"/>
      <text:list xml:id="list28490911" text:continue-numbering="true" text:style-name="Outline">
        <text:list-item>
          <text:h text:style-name="Heading_20_1" text:outline-level="1"><text:bookmark-start text:name="__RefHeading__106_553910581"/><text:bookmark-start text:name="_Toc16261740"/>Titolo2<text:bookmark-end text:name="_Toc16261740"/><text:tab/><text:bookmark-end text:name="__RefHeading__106_553910581"/></text:h>
          <text:list>
            <text:list-item>
              <text:h text:style-name="Heading_20_2" text:outline-level="2"><text:bookmark-start text:name="__RefHeading__108_553910581"/><text:bookmark-start text:name="_Toc16261741"/>Sottotitolo2<text:bookmark-end text:name="__RefHeading__108_553910581"/><text:bookmark-end text:name="_Toc16261741"/></text:h>
              <text:list>
                <text:list-item>
                  <text:h text:style-name="Heading_20_3" text:outline-level="3"><text:bookmark-start text:name="__RefHeading__110_553910581"/><text:bookmark-start text:name="_Toc16261742"/>Sottotitolo3<text:bookmark-end text:name="__RefHeading__110_553910581"/><text:bookmark-end text:name="_Toc16261742"/></text:h>
                </text:list-item>
              </text:list>
            </text:list-item>
          </text:list>
        </text:list-item>
      </text:list>
      <text:p text:style-name="P3"><text:span text:style-name="T7">Testo2</text:span></text:p>
      <text:p text:style-name="P3"><text:span text:style-name="T7"/></text:p>
      <text:p text:style-name="P3"><text:span text:style-name="T7"/></text:p>
      <text:list xml:id="list28491739" text:continue-numbering="true" text:style-name="Outline">
        <text:list-item>
          <text:h text:style-name="Heading_20_1" text:outline-level="1"><text:bookmark-start text:name="_Toc162617401"/>Titolo<text:bookmark-end text:name="_Toc162617401"/>3<text:tab/></text:h>
          <text:list>
            <text:list-item>
              <text:h text:style-name="Heading_20_2" text:outline-level="2"><text:bookmark-start text:name="__RefHeading__108_5539105811"/><text:bookmark-start text:name="_Toc162617411"/>Sottotitolo<text:bookmark-end text:name="_Toc162617411"/>3<text:bookmark-end text:name="__RefHeading__108_5539105811"/></text:h>
              <text:list>
                <text:list-item>
                  <text:h text:style-name="Heading_20_3" text:outline-level="3"><text:bookmark-start text:name="__RefHeading__110_5539105811"/><text:bookmark-end text:name="__RefHeading__110_5539105811"/><text:bookmark-start text:name="_Toc162617421"/><text:bookmark-end text:name="_Toc162617421"/></text:h>
                </text:list-item>
              </text:list>
            </text:list-item>
          </text:list>
        </text:list-item>
      </text:list>
      <text:p text:style-name="P3"><text:span text:style-name="T7">Testo di prova</text:span></text:p>
      <text:p text:style-name="P3"><text:span text:style-name="T7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name-complex="F" style:font-weight-complex="bold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style:language-asian="it" style:country-asian="IT" style:font-name-complex="F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it" style:country-asian="IT" style:font-name-complex="Times New Roman1" style:font-size-complex="12pt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esto_20_fumetto_20_Carattere" style:display-name="Testo fumetto Carattere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essuna_20_spaziatura_20_Carattere" style:display-name="Nessuna spaziatura Carattere" style:family="text" style:parent-style-name="Default_20_Paragraph_20_Font">
      <style:text-properties style:language-asian="it" style:country-asian="IT" style:font-name-complex="F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itolo_20_1_20_Carattere" style:display-name="Titolo 1 Carattere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Titolo_20_2_20_Carattere" style:display-name="Titolo 2 Carattere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Titolo_20_3_20_Carattere" style:display-name="Titolo 3 Carattere" style:family="text" style:parent-style-name="Default_20_Paragraph_20_Font">
      <style:text-properties fo:color="#4f81bd" style:font-name="Cambria" fo:font-weight="bold" style:font-weight-asian="bold" style:font-name-complex="F" style:font-weight-complex="bold"/>
    </style:style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Cambria" fo:font-size="14pt" style:font-size-asian="14pt" style:font-name-complex="F" style:font-size-complex="14pt"/>
    </style:style>
    <style:style style:name="MT2" style:family="text">
      <style:text-properties fo:color="#4f81bd" style:font-name="Cambria" fo:font-size="18pt" fo:font-weight="bold" style:font-size-asian="18pt" style:font-weight-asian="bold" style:font-name-complex="F" style:font-size-complex="18pt" style:font-weight-complex="bold"/>
    </style:style>
    <style:style style:name="MT3" style:family="text">
      <style:text-properties style:font-name="Cambria" style:font-name-complex="F"/>
    </style:style>
    <style:page-layout style:name="Mpm1">
      <style:page-layout-properties fo:page-width="21.001cm" fo:page-height="28.704cm" style:num-format="1" style:print-orientation="portrait" fo:margin-top="1.251cm" fo:margin-bottom="1.251cm" fo:margin-left="1.6cm" fo:margin-right="1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8.704cm" style:num-format="1" style:print-orientation="portrait" fo:margin-top="2.501cm" fo:margin-bottom="2cm" fo:margin-left="1.6cm" fo:margin-right="1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G -Tronic Periodico di divulgazione culturale e scientifico <text:s/>n.1</text:span></text:p>
        <text:p text:style-name="Header"><text:span text:style-name="MT2">2019</text:span></text:p>
        <text:p text:style-name="Header"/>
      </style:header>
      <style:header-left>
        <text:p text:style-name="MP1"><text:span text:style-name="MT1">G -Tronic Periodico di divulgazione culturale e scientifico <text:s/>n.1</text:span></text:p>
        <text:p text:style-name="Header"><text:span text:style-name="MT2">2019</text:span></text:p>
      </style:header-left>
      <style:footer>
        <text:p text:style-name="Footer">[Digitare il testo]</text:p>
        <text:p text:style-name="Footer"/>
      </style:footer>
      <style:footer-left>
        <text:p text:style-name="Footer"/>
        <text:p text:style-name="Footer"/>
      </style:footer-left>
    </style:master-page>
    <style:master-page style:name="First_20_Page" style:display-name="First Page" style:page-layout-name="Mpm2" style:next-style-name="Standard">
      <style:footer>
        <text:p text:style-name="Footer"><text:span text:style-name="MT3">[Digitare il testo]<text:tab/>Pag. </text:span><text:page-number text:select-page="current"/></text:p>
      </style:footer>
    </style:master-page>
    <style:master-page style:name="Converted1" style:page-layout-name="Mpm3"/>
    <style:master-page style:name="Converted2" style:page-layout-name="Mpm4"/>
    <style:master-page style:name="Converted3" style:page-layout-name="Mpm4"/>
    <style:master-page style:name="Converted4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G -Tronic Periodico di divulgazione culturale e scientifico  n.1</dc:title>
    <dc:subject>Sottotitolo per la rubrica</dc:subject>
    <meta:initial-creator>Utente</meta:initial-creator>
    <dc:creator>rc </dc:creator>
    <meta:editing-cycles>4</meta:editing-cycles>
    <meta:creation-date>2019-08-09T13:23:00</meta:creation-date>
    <dc:date>2019-08-13T08:29:23.37</dc:date>
    <meta:editing-duration>PT1M13S</meta:editing-duration>
    <meta:generator>OpenOffice/4.1.5$Win32 OpenOffice.org_project/415m1$Build-9789</meta:generator>
    <meta:document-statistic meta:table-count="1" meta:image-count="0" meta:object-count="0" meta:page-count="3" meta:paragraph-count="35" meta:word-count="90" meta:character-count="58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